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P13" style:family="paragraph" style:parent-style-name="Standard">
      <style:paragraph-properties fo:text-align="start" style:justify-single-word="false"/>
      <style:text-properties officeooo:rsid="0018ed7b" officeooo:paragraph-rsid="001d3ba8"/>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officeooo:rsid="000fedcb"/>
    </style:style>
    <style:style style:name="T14" style:family="text">
      <style:text-properties officeooo:rsid="0011c339"/>
    </style:style>
    <style:style style:name="T15" style:family="text">
      <style:text-properties fo:font-style="italic" officeooo:rsid="0011c339" style:font-style-asian="italic" style:font-style-complex="italic"/>
    </style:style>
    <style:style style:name="T16" style:family="text">
      <style:text-properties fo:font-style="italic" style:text-underline-style="none" officeooo:rsid="0011c339"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3">pédagogique</text:span> Mr. Imad H<text:span text:style-name="T14">AFIDI</text:span>, Professeur et chef de département <text:s/><text:span text:style-name="T13">Informatique et Télécoms, pour son suivit, ses conseils et ses recommandations qu’il m’a prodigué tout le long du stage. </text:span></text:p>
      <text:p text:style-name="P5">Je remercie <text:s/><text:span text:style-name="T14">mon encadrant au sein de </text:span><text:span text:style-name="T15">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16">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16">Méditel, </text:span><text:span text:style-name="T4">l’opérateur cherche à passer au traitement des données en utilisant le langage R pour remplacer la solution courante et déjà opérationnelle fournie par SAS. En utilisant R <text:s/></text:span><text:span text:style-name="T16">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16">Méditel</text:span><text:span text:style-name="T4"> </text:span><text:span text:style-name="T7">ayant pour objectif: Tester les performance de R </text:span><text:span text:style-name="T8">et savoir son apport vis à vis de SAS à </text:span><text:span text:style-name="T16">Méditel </text:span><text:span text:style-name="T8">et proposer un </text:span><text:span text:style-name="T9">scénario</text:span><text:span text:style-name="T8"> d’intégration de cet outil d’analyse.</text:span><text:span text:style-name="T4"> <text:s text:c="23"/></text:span></text:p>
      <text:p text:style-name="P9"/>
      <text:p text:style-name="P13"><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16">Méditel </text:span><text:span text:style-name="T11">qui est la migration entre formules pour les clients mobile. Le travail sur ce sujet s’est appuyé </text:span><text:span text:style-name="T12">sur plusieurs annalyses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2H14M5S</meta:editing-duration>
    <meta:editing-cycles>9</meta:editing-cycles>
    <meta:generator>LibreOffice/5.1.0.3$Windows_X86_64 LibreOffice_project/5e3e00a007d9b3b6efb6797a8b8e57b51ab1f737</meta:generator>
    <dc:date>2016-03-30T17:40:26.332000000</dc:date>
    <meta:document-statistic meta:table-count="0" meta:image-count="0" meta:object-count="0" meta:page-count="2" meta:paragraph-count="24" meta:word-count="606" meta:character-count="3810" meta:non-whitespace-character-count="3184"/>
  </office:meta>
</office:document-meta>
</file>